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5000000979B38D461.jpg" manifest:media-type="image/jpeg"/>
  <manifest:file-entry manifest:full-path="Pictures/10000000000004CE0000010D09D302FA.jpg" manifest:media-type="image/jpeg"/>
  <manifest:file-entry manifest:full-path="Pictures/10000201000003910000011AB030A51B.png" manifest:media-type="image/png"/>
  <manifest:file-entry manifest:full-path="Pictures/10000201000000EA00000048AED4C71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Úvodní_20_snímek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Úvodní_20_snímek-subtitle">
      <style:graphic-properties draw:stroke="none" svg:stroke-width="0cm" draw:fill="none" draw:fill-color="#ffffff" draw:textarea-vertical-align="top" draw:auto-grow-height="false" draw:fit-to-size="shrink-to-fit" fo:min-height="11.049cm" fo:padding-top="0.125cm" fo:padding-bottom="0.125cm" fo:padding-left="0.25cm" fo:padding-right="0.25cm" fo:wrap-option="wrap"/>
    </style:style>
    <style:style style:name="pr3" style:family="presentation" style:parent-style-name="Úvodní_20_snímek-notes">
      <style:graphic-properties draw:fill-color="#ffffff" fo:min-height="13.365cm"/>
    </style:style>
    <style:style style:name="pr4" style:family="presentation" style:parent-style-name="Nadpis_20_a_20_obsah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Nadpis_20_a_20_obsah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6" style:family="presentation" style:parent-style-name="Nadpis_20_a_20_obsah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7" style:family="presentation" style:parent-style-name="Nadpis_20_a_20_obsah-notes">
      <style:graphic-properties draw:fill-color="#ffffff" fo:min-height="13.365cm"/>
    </style:style>
    <style:style style:name="pr8" style:family="presentation" style:parent-style-name="Nadpis_20_a_20_obsah-title">
      <style:graphic-properties draw:stroke="none" svg:stroke-width="0cm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P1" style:family="paragraph">
      <style:paragraph-properties fo:text-align="start" style:font-independent-line-spacing="true"/>
      <style:text-properties fo:font-size="32pt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4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P5" style:family="paragraph">
      <style:paragraph-properties fo:text-align="start" style:font-independent-line-spacing="true"/>
      <style:text-properties fo:font-size="26pt"/>
    </style:style>
    <style:style style:name="T1" style:family="text">
      <style:text-properties fo:color="#000000" style:text-line-through-style="none" style:text-line-through-type="none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Úvodní_20_snímek" presentation:presentation-page-layout-name="AL1T0">
        <office:forms form:automatic-focus="false" form:apply-design-mode="false"/>
        <draw:frame draw:name="Nadpis 1" presentation:style-name="pr1" draw:text-style-name="P1" draw:layer="layout" svg:width="19.049cm" svg:height="2.751cm" svg:x="3.851cm" svg:y="8.386cm" presentation:class="title" presentation:placeholder="true" presentation:user-transformed="true">
          <draw:text-box/>
        </draw:frame>
        <draw:frame draw:name="Podnadpis 2" presentation:style-name="pr2" draw:text-style-name="P2" draw:layer="layout" svg:width="19.049cm" svg:height="2.581cm" svg:x="3.387cm" svg:y="10.72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Nadpis_20_a_20_obsah" presentation:presentation-page-layout-name="AL2T11">
        <office:forms form:automatic-focus="false" form:apply-design-mode="false"/>
        <draw:frame draw:name="Nadpis 1" presentation:style-name="pr4" draw:text-style-name="P1" draw:layer="layout" svg:width="15.429cm" svg:height="2.751cm" svg:x="1.27cm" svg:y="0.423cm" presentation:class="title" presentation:placeholder="true" presentation:user-transformed="true">
          <draw:text-box/>
        </draw:frame>
        <draw:frame draw:name="Zástupný symbol pro zápatí 2" presentation:style-name="pr5" draw:text-style-name="P4" draw:layer="layout" svg:width="16.801cm" svg:height="1.064cm" svg:x="7.299cm" svg:y="17.815cm" presentation:class="footer" presentation:user-transformed="true">
          <draw:text-box>
            <text:p text:style-name="P3"><text:span text:style-name="T1">Tato prezentace je spolufinancována Evropským sociálním fondem a státním rozpočtem ČR.</text:span></text:p>
          </draw:text-box>
        </draw:frame>
        <draw:frame draw:name="Zástupný symbol pro obsah 3" presentation:style-name="pr6" draw:text-style-name="P5" draw:layer="layout" svg:width="22.83cm" svg:height="13.715cm" svg:x="1.299cm" svg:y="3.387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Nadpis_20_a_20_obsah" presentation:presentation-page-layout-name="AL2T11">
        <office:forms form:automatic-focus="false" form:apply-design-mode="false"/>
        <draw:frame draw:name="Nadpis 1" presentation:style-name="pr8" draw:text-style-name="P1" draw:layer="layout" svg:width="15.429cm" svg:height="2.751cm" svg:x="1.27cm" svg:y="0.423cm" presentation:class="title" presentation:placeholder="true" presentation:user-transformed="true">
          <draw:text-box/>
        </draw:frame>
        <draw:frame draw:name="Zástupný symbol pro zápatí 2" presentation:style-name="pr5" draw:text-style-name="P4" draw:layer="layout" svg:width="16.801cm" svg:height="1.064cm" svg:x="7.299cm" svg:y="17.815cm" presentation:class="footer" presentation:user-transformed="true">
          <draw:text-box>
            <text:p text:style-name="P3"><text:span text:style-name="T1">Tato prezentace je spolufinancována Evropským sociálním fondem a státním rozpočtem ČR.</text:span></text:p>
          </draw:text-box>
        </draw:frame>
        <draw:frame draw:name="Zástupný symbol pro obsah 3" presentation:style-name="pr6" draw:text-style-name="P5" draw:layer="layout" svg:width="22.83cm" svg:height="13.715cm" svg:x="1.299cm" svg:y="3.387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Nadpis_20_a_20_obsah" presentation:presentation-page-layout-name="AL2T11">
        <office:forms form:automatic-focus="false" form:apply-design-mode="false"/>
        <draw:frame draw:name="Nadpis 1" presentation:style-name="pr8" draw:text-style-name="P1" draw:layer="layout" svg:width="15.429cm" svg:height="2.751cm" svg:x="1.27cm" svg:y="0.423cm" presentation:class="title" presentation:placeholder="true" presentation:user-transformed="true">
          <draw:text-box/>
        </draw:frame>
        <draw:frame draw:name="Zástupný symbol pro zápatí 2" presentation:style-name="pr5" draw:text-style-name="P4" draw:layer="layout" svg:width="16.801cm" svg:height="1.064cm" svg:x="7.299cm" svg:y="17.815cm" presentation:class="footer" presentation:user-transformed="true">
          <draw:text-box>
            <text:p text:style-name="P3"><text:span text:style-name="T1">Tato prezentace je spolufinancována Evropským sociálním fondem a státním rozpočtem ČR.</text:span></text:p>
          </draw:text-box>
        </draw:frame>
        <draw:frame draw:name="Zástupný symbol pro obsah 3" presentation:style-name="pr6" draw:text-style-name="P5" draw:layer="layout" svg:width="22.83cm" svg:height="13.715cm" svg:x="1.299cm" svg:y="3.387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0" draw:display-name="Dashed (var) 10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Úvodní_20_snímek-background" style:display-name="Úvodní snímek-background" style:family="presentation">
      <style:graphic-properties draw:stroke="none" draw:fill="solid" draw:fill-color="#ffffff"/>
      <style:text-properties style:letter-kerning="true"/>
    </style:style>
    <style:style style:name="Úvodní_20_snímek-backgroundobjects" style:display-name="Úvodní sníme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Úvodní_20_snímek-notes" style:display-name="Úvodní sníme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Úvodní_20_snímek-outline1" style:display-name="Úvodní snímek-outline1" style:family="presentation">
      <style:graphic-properties draw:stroke="none" draw:fill="none" draw:auto-grow-height="false" draw:fit-to-size="shrink-to-fit">
        <text:list-style style:name="Úvodní_20_snímek-outline1" style:display-name="Úvodní sníme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font-name="Calibri1" fo:font-family="Calibri" fo:font-size="26pt" fo:letter-spacing="normal" fo:language="cs" fo:country="CZ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pt" style:language-asian="cs" style:country-asian="CZ" style:font-style-asian="normal" style:font-weight-asian="normal" style:font-name-complex="FreeSans" style:font-family-complex="FreeSans" style:font-family-generic-complex="system" style:font-pitch-complex="variable" style:font-size-complex="26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style style:name="Úvodní_20_snímek-outline2" style:display-name="Úvodní snímek-outline2" style:family="presentation" style:parent-style-name="Úvodní_20_snímek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Úvodní_20_snímek-outline3" style:display-name="Úvodní snímek-outline3" style:family="presentation" style:parent-style-name="Úvodní_20_snímek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Úvodní_20_snímek-outline4" style:display-name="Úvodní snímek-outline4" style:family="presentation" style:parent-style-name="Úvodní_20_snímek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Úvodní_20_snímek-outline5" style:display-name="Úvodní snímek-outline5" style:family="presentation" style:parent-style-name="Úvodní_20_snímek-outline4">
      <style:paragraph-properties fo:margin-top="0cm" fo:margin-bottom="0.1cm"/>
      <style:text-properties fo:font-size="20pt" style:font-size-asian="20pt" style:font-size-complex="20pt"/>
    </style:style>
    <style:style style:name="Úvodní_20_snímek-outline6" style:display-name="Úvodní snímek-outline6" style:family="presentation" style:parent-style-name="Úvodní_20_snímek-outline5">
      <style:paragraph-properties fo:margin-top="0cm" fo:margin-bottom="0.1cm"/>
      <style:text-properties fo:font-size="20pt" style:font-size-asian="20pt" style:font-size-complex="20pt"/>
    </style:style>
    <style:style style:name="Úvodní_20_snímek-outline7" style:display-name="Úvodní snímek-outline7" style:family="presentation" style:parent-style-name="Úvodní_20_snímek-outline6">
      <style:paragraph-properties fo:margin-top="0cm" fo:margin-bottom="0.1cm"/>
      <style:text-properties fo:font-size="20pt" style:font-size-asian="20pt" style:font-size-complex="20pt"/>
    </style:style>
    <style:style style:name="Úvodní_20_snímek-outline8" style:display-name="Úvodní snímek-outline8" style:family="presentation" style:parent-style-name="Úvodní_20_snímek-outline7">
      <style:paragraph-properties fo:margin-top="0cm" fo:margin-bottom="0.1cm"/>
      <style:text-properties fo:font-size="20pt" style:font-size-asian="20pt" style:font-size-complex="20pt"/>
    </style:style>
    <style:style style:name="Úvodní_20_snímek-outline9" style:display-name="Úvodní snímek-outline9" style:family="presentation" style:parent-style-name="Úvodní_20_snímek-outline8">
      <style:paragraph-properties fo:margin-top="0cm" fo:margin-bottom="0.1cm"/>
      <style:text-properties fo:font-size="20pt" style:font-size-asian="20pt" style:font-size-complex="20pt"/>
    </style:style>
    <style:style style:name="Úvodní_20_snímek-subtitle" style:display-name="Úvodní snímek-subtitle" style:family="presentation">
      <style:graphic-properties draw:stroke="none" draw:fill="none" draw:textarea-vertical-align="middle">
        <text:list-style style:name="Úvodní_20_snímek-subtitle" style:display-name="Úvodní sníme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Úvodní_20_snímek-title" style:display-name="Úvodní snímek-title" style:family="presentation">
      <style:graphic-properties draw:stroke="none" draw:fill="none" draw:textarea-vertical-align="middle">
        <text:list-style style:name="Úvodní_20_snímek-title" style:display-name="Úvodní sníme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Calibri1" fo:font-family="Calibri" fo:font-size="18pt" fo:letter-spacing="normal" fo:language="cs" fo:country="CZ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cs" style:country-asian="CZ" style:font-style-asian="normal" style:font-weight-asian="normal" style:font-name-complex="FreeSans" style:font-family-complex="FreeSans" style:font-family-generic-complex="system" style:font-pitch-complex="variable" style:font-size-complex="18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style style:name="Nadpis_20_a_20_obsah-background" style:display-name="Nadpis a obsah-background" style:family="presentation">
      <style:graphic-properties draw:stroke="none" draw:fill="solid" draw:fill-color="#ffffff"/>
      <style:text-properties style:letter-kerning="true"/>
    </style:style>
    <style:style style:name="Nadpis_20_a_20_obsah-backgroundobjects" style:display-name="Nadpis a obsa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adpis_20_a_20_obsah-notes" style:display-name="Nadpis a obsa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adpis_20_a_20_obsah-outline1" style:display-name="Nadpis a obsah-outline1" style:family="presentation">
      <style:graphic-properties draw:stroke="none" draw:fill="none" draw:auto-grow-height="false" draw:fit-to-size="shrink-to-fit">
        <text:list-style style:name="Nadpis_20_a_20_obsah-outline1" style:display-name="Nadpis a obsa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font-name="Calibri1" fo:font-family="Calibri" fo:font-size="26pt" fo:letter-spacing="normal" fo:language="cs" fo:country="CZ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pt" style:language-asian="cs" style:country-asian="CZ" style:font-style-asian="normal" style:font-weight-asian="normal" style:font-name-complex="FreeSans" style:font-family-complex="FreeSans" style:font-family-generic-complex="system" style:font-pitch-complex="variable" style:font-size-complex="26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style style:name="Nadpis_20_a_20_obsah-outline2" style:display-name="Nadpis a obsah-outline2" style:family="presentation" style:parent-style-name="Nadpis_20_a_20_obsah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Nadpis_20_a_20_obsah-outline3" style:display-name="Nadpis a obsah-outline3" style:family="presentation" style:parent-style-name="Nadpis_20_a_20_obsah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Nadpis_20_a_20_obsah-outline4" style:display-name="Nadpis a obsah-outline4" style:family="presentation" style:parent-style-name="Nadpis_20_a_20_obsah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font-name="Calibri1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Nadpis_20_a_20_obsah-outline5" style:display-name="Nadpis a obsah-outline5" style:family="presentation" style:parent-style-name="Nadpis_20_a_20_obsah-outline4">
      <style:paragraph-properties fo:margin-top="0cm" fo:margin-bottom="0.1cm"/>
      <style:text-properties fo:font-size="20pt" style:font-size-asian="20pt" style:font-size-complex="20pt"/>
    </style:style>
    <style:style style:name="Nadpis_20_a_20_obsah-outline6" style:display-name="Nadpis a obsah-outline6" style:family="presentation" style:parent-style-name="Nadpis_20_a_20_obsah-outline5">
      <style:paragraph-properties fo:margin-top="0cm" fo:margin-bottom="0.1cm"/>
      <style:text-properties fo:font-size="20pt" style:font-size-asian="20pt" style:font-size-complex="20pt"/>
    </style:style>
    <style:style style:name="Nadpis_20_a_20_obsah-outline7" style:display-name="Nadpis a obsah-outline7" style:family="presentation" style:parent-style-name="Nadpis_20_a_20_obsah-outline6">
      <style:paragraph-properties fo:margin-top="0cm" fo:margin-bottom="0.1cm"/>
      <style:text-properties fo:font-size="20pt" style:font-size-asian="20pt" style:font-size-complex="20pt"/>
    </style:style>
    <style:style style:name="Nadpis_20_a_20_obsah-outline8" style:display-name="Nadpis a obsah-outline8" style:family="presentation" style:parent-style-name="Nadpis_20_a_20_obsah-outline7">
      <style:paragraph-properties fo:margin-top="0cm" fo:margin-bottom="0.1cm"/>
      <style:text-properties fo:font-size="20pt" style:font-size-asian="20pt" style:font-size-complex="20pt"/>
    </style:style>
    <style:style style:name="Nadpis_20_a_20_obsah-outline9" style:display-name="Nadpis a obsah-outline9" style:family="presentation" style:parent-style-name="Nadpis_20_a_20_obsah-outline8">
      <style:paragraph-properties fo:margin-top="0cm" fo:margin-bottom="0.1cm"/>
      <style:text-properties fo:font-size="20pt" style:font-size-asian="20pt" style:font-size-complex="20pt"/>
    </style:style>
    <style:style style:name="Nadpis_20_a_20_obsah-subtitle" style:display-name="Nadpis a obsah-subtitle" style:family="presentation">
      <style:graphic-properties draw:stroke="none" draw:fill="none" draw:textarea-vertical-align="middle">
        <text:list-style style:name="Nadpis_20_a_20_obsah-subtitle" style:display-name="Nadpis a obsa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adpis_20_a_20_obsah-title" style:display-name="Nadpis a obsah-title" style:family="presentation">
      <style:graphic-properties draw:stroke="none" draw:fill="none" draw:textarea-vertical-align="middle">
        <text:list-style style:name="Nadpis_20_a_20_obsah-title" style:display-name="Nadpis a obsa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Calibri1" fo:font-family="Calibri" fo:font-size="18pt" fo:letter-spacing="normal" fo:language="cs" fo:country="CZ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cs" style:country-asian="CZ" style:font-style-asian="normal" style:font-weight-asian="normal" style:font-name-complex="FreeSans" style:font-family-complex="FreeSans" style:font-family-generic-complex="system" style:font-pitch-complex="variable" style:font-size-complex="18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dash" draw:stroke-dash="Dashed_20__28_var_29__20_10" svg:stroke-width="0.026cm" svg:stroke-color="#9fb8cd" draw:stroke-linejoin="round" draw:fill="none" draw:textarea-horizontal-align="center" draw:textarea-vertical-align="top" draw:auto-grow-height="false" draw:fit-to-size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.071cm" draw:fill="solid" draw:fill-color="#9fb8cd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18cm" draw:fill="solid" draw:fill-color="#004877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7" style:family="graphic" style:parent-style-name="standard">
      <style:graphic-properties draw:stroke="none" svg:stroke-width="0.018cm" draw:fill="solid" draw:fill-color="#9fb8cd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71cm" draw:shadow-color="#000000" draw:shadow-opacity="40%"/>
    </style:style>
    <style:style style:name="Mgr8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Mpr1" style:family="presentation" style:parent-style-name="Úvodní_20_snímek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Úvodní_20_snímek-backgroundobjects">
      <style:graphic-properties draw:stroke="none" draw:fill="none" draw:fill-color="#ffffff" draw:auto-grow-height="false" fo:min-height="1.485cm"/>
    </style:style>
    <style:style style:name="Mpr3" style:family="presentation" style:parent-style-name="Úvodní_20_sníme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dpis_20_a_20_obsah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5" style:family="presentation" style:parent-style-name="Nadpis_20_a_20_obsah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6" style:family="presentation" style:parent-style-name="Nadpis_20_a_20_obsah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Nadpis_20_a_20_obsah-backgroundobjects">
      <style:graphic-properties draw:stroke="none" draw:fill="none" draw:fill-color="#ffffff" draw:auto-grow-height="false" fo:min-height="1.485cm"/>
    </style:style>
    <style:style style:name="Mpr8" style:family="presentation" style:parent-style-name="Nadpis_20_a_20_obsah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100%" fo:text-align="end" style:punctuation-wrap="hanging" style:writing-mode="lr-tb"/>
      <style:text-properties fo:font-size="32pt" fo:hyphenate="false"/>
    </style:style>
    <style:style style:name="MP6" style:family="paragraph">
      <style:paragraph-properties fo:text-align="start" style:font-independent-line-spacing="true"/>
      <style:text-properties fo:font-size="32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font-size="32pt" fo:hyphenate="fals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style:paragraph-properties fo:text-align="start"/>
      <style:text-properties fo:font-size="26pt"/>
    </style:style>
    <style:style style:name="MP13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font-size="26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6pt" fo:hyphenate="false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26pt" fo:hyphenate="false"/>
    </style:style>
    <style:style style:name="MP16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font-size="26pt" fo:hyphenate="false"/>
    </style:style>
    <style:style style:name="MP17" style:family="paragraph">
      <style:paragraph-properties fo:text-align="start" style:font-independent-line-spacing="true"/>
      <style:text-properties fo:font-size="26pt"/>
    </style:style>
    <style:style style:name="MT1" style:family="text">
      <style:text-properties fo:color="#000000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2" style:family="text">
      <style:text-properties fo:color="#000000" style:text-line-through-style="none" style:text-line-through-type="none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color="#004877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5" style:family="text">
      <style:text-properties fo:color="#464653" style:text-line-through-style="none" style:text-line-through-type="none" style:font-name="Calibri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color="#000000" style:text-line-through-style="none" style:text-line-through-type="none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">
        <style:list-level-properties text:space-before="0.001cm" text:min-label-width="0.761cm"/>
        <style:text-properties fo:font-family="'Wingdings 3'" style:font-charset="x-symbol" fo:color="#004877" fo:font-size="7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">
        <style:list-level-properties text:space-before="0.001cm" text:min-label-width="0.761cm"/>
        <style:text-properties fo:font-family="'Wingdings 3'" style:font-charset="x-symbol" fo:color="#004877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style:font-charset="x-symbol" fo:color="#9fb8cd" fo:font-size="76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">
        <style:list-level-properties text:space-before="0.001cm" text:min-label-width="0.761cm"/>
        <style:text-properties fo:font-family="'Wingdings 3'" style:font-charset="x-symbol" fo:color="#004877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style:font-charset="x-symbol" fo:color="#9fb8cd" fo:font-size="76%"/>
      </text:list-level-style-bullet>
      <text:list-level-style-bullet text:level="3" text:bullet-char="">
        <style:list-level-properties text:space-before="1.652cm" text:min-label-width="0.634cm"/>
        <style:text-properties fo:font-family="'Wingdings 3'" style:font-charset="x-symbol" fo:color="#bcbcbc" fo:font-size="76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">
        <style:list-level-properties text:space-before="0.001cm" text:min-label-width="0.761cm"/>
        <style:text-properties fo:font-family="'Wingdings 3'" style:font-charset="x-symbol" fo:color="#004877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style:font-charset="x-symbol" fo:color="#9fb8cd" fo:font-size="76%"/>
      </text:list-level-style-bullet>
      <text:list-level-style-bullet text:level="3" text:bullet-char="">
        <style:list-level-properties text:space-before="1.652cm" text:min-label-width="0.634cm"/>
        <style:text-properties fo:font-family="'Wingdings 3'" style:font-charset="x-symbol" fo:color="#bcbcbc" fo:font-size="76%"/>
      </text:list-level-style-bullet>
      <text:list-level-style-bullet text:level="4" text:bullet-char="">
        <style:list-level-properties text:space-before="2.414cm" text:min-label-width="0.634cm"/>
        <style:text-properties fo:font-family="Wingdings" style:font-charset="x-symbol" fo:color="#8ca2b4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">
        <style:list-level-properties text:space-before="0.001cm" text:min-label-width="0.761cm"/>
        <style:text-properties fo:font-family="'Wingdings 3'" style:font-charset="x-symbol" fo:color="#004877" fo:font-size="76%"/>
      </text:list-level-style-bullet>
      <text:list-level-style-bullet text:level="2" text:bullet-char="">
        <style:list-level-properties text:space-before="0.763cm" text:min-label-width="0.761cm"/>
        <style:text-properties fo:font-family="'Wingdings 3'" style:font-charset="x-symbol" fo:color="#9fb8cd" fo:font-size="76%"/>
      </text:list-level-style-bullet>
      <text:list-level-style-bullet text:level="3" text:bullet-char="">
        <style:list-level-properties text:space-before="1.652cm" text:min-label-width="0.634cm"/>
        <style:text-properties fo:font-family="'Wingdings 3'" style:font-charset="x-symbol" fo:color="#bcbcbc" fo:font-size="76%"/>
      </text:list-level-style-bullet>
      <text:list-level-style-bullet text:level="4" text:bullet-char="">
        <style:list-level-properties text:space-before="2.414cm" text:min-label-width="0.634cm"/>
        <style:text-properties fo:font-family="Wingdings" style:font-charset="x-symbol" fo:color="#8ca2b4" fo:font-size="70%"/>
      </text:list-level-style-bullet>
      <text:list-level-style-bullet text:level="5" text:bullet-char="">
        <style:list-level-properties text:space-before="3.176cm" text:min-label-width="0.634cm"/>
        <style:text-properties fo:font-family="Wingdings" style:font-charset="x-symbol" fo:color="#9fb8cd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číslo&gt;</text:page-number></text:p>
        </draw:text-box>
      </draw:frame>
    </style:handout-master>
    <style:master-page style:name="Úvodní_20_snímek" style:display-name="Úvodní snímek" style:page-layout-name="PM1" draw:style-name="Mdp1">
      <draw:line draw:name="Přímá spojnice 27" draw:style-name="Mgr3" draw:text-style-name="MP3" draw:layer="backgroundobjects" drawooo:display="printer" svg:x1="1.27cm" svg:y1="17.647cm" svg:x2="24.13cm" svg:y2="17.647cm">
        <text:p/>
      </draw:line>
      <draw:line draw:name="Přímá spojnice 28" draw:style-name="Mgr3" draw:text-style-name="MP3" draw:layer="backgroundobjects" drawooo:display="printer" svg:x1="1.27cm" svg:y1="3.175cm" svg:x2="24.13cm" svg:y2="3.175cm">
        <text:p/>
      </draw:line>
      <draw:custom-shape draw:name="Rovnoramenný trojúhelník 9" draw:style-name="Mgr4" draw:text-style-name="MP3" draw:layer="backgroundobjects" drawooo:display="printer" svg:width="0.529cm" svg:height="0.333cm" draw:transform="rotate (-1.5707963267949) translate (1.596cm 17.867cm)">
        <text:p/>
        <draw:enhanced-geometry draw:mirror-horizontal="false" draw:mirror-vertical="false" draw:text-areas="?f1 ?f5 ?f4 ?f6" svg:viewBox="0 0 0 0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Obrázek 11" draw:style-name="Mgr5" draw:text-style-name="MP4" draw:layer="backgroundobjects" drawooo:display="printer" svg:width="2.698cm" svg:height="0.833cm" svg:x="1.81cm" svg:y="17.725cm">
        <draw:image xlink:href="Pictures/10000201000000EA00000048AED4C717.png" xlink:type="simple" xlink:show="embed" xlink:actuate="onLoad">
          <text:p/>
        </draw:image>
      </draw:frame>
      <draw:frame draw:name="Nadpis 7" presentation:style-name="Mpr1" draw:text-style-name="MP6" draw:layer="backgroundobjects" svg:width="19.049cm" svg:height="2.751cm" svg:x="3.851cm" svg:y="8.386cm" presentation:class="title" presentation:user-transformed="true">
        <draw:text-box>
          <text:p text:style-name="MP5"><text:span text:style-name="MT1">Klikněte pro úpravu formátu textu nadpisuKliknutím lze upravit styl.</text:span></text:p>
        </draw:text-box>
      </draw:frame>
      <draw:custom-shape draw:name="Obdélník 21" draw:style-name="Mgr6" draw:text-style-name="MP3" draw:layer="backgroundobjects" svg:width="0.634cm" svg:height="14.28cm" svg:x="0.299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bdélník 31" draw:style-name="Mgr7" draw:text-style-name="MP3" draw:layer="backgroundobjects" svg:width="0.634cm" svg:height="4.517cm" svg:x="0.299cm" svg:y="14.53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Obrázek 1" draw:style-name="Mgr5" draw:text-style-name="MP4" draw:layer="backgroundobjects" svg:width="10.541cm" svg:height="3.257cm" svg:x="12.3cm" svg:y="0.998cm">
        <draw:image xlink:href="Pictures/10000201000003910000011AB030A51B.png" xlink:type="simple" xlink:show="embed" xlink:actuate="onLoad">
          <text:p/>
        </draw:image>
      </draw:frame>
      <draw:custom-shape draw:name="Obdélník 2" draw:style-name="Mgr8" draw:text-style-name="MP3" draw:layer="backgroundobjects" svg:width="7cm" svg:height="1.097cm" svg:x="12.3cm" svg:y="3.413cm">
        <text:p text:style-name="MP7"><text:span text:style-name="MT2">Podpora tvorby národní </text:span></text:p>
        <text:p text:style-name="MP7"><text:span text:style-name="MT2">sítě kartografie nové generace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bdélník 3" draw:style-name="Mgr8" draw:text-style-name="MP3" draw:layer="backgroundobjects" svg:width="6.306cm" svg:height="1.941cm" svg:x="2.152cm" svg:y="15.987cm">
        <text:p text:style-name="MP8"><text:span text:style-name="MT2">Tato prezentace je spolufinancována Evropským sociálním fondem a státním rozpočtem ČR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Obrázek 4" draw:style-name="Mgr5" draw:text-style-name="MP4" draw:layer="backgroundobjects" svg:width="14.186cm" svg:height="3.099cm" svg:x="9.653cm" svg:y="15.526cm">
        <draw:image xlink:href="Pictures/10000000000004CE0000010D09D302FA.jpg" xlink:type="simple" xlink:show="embed" xlink:actuate="onLoad">
          <text:p/>
        </draw:image>
      </draw:frame>
      <draw:frame presentation:style-name="Úvodní_20_sníme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Úvodní_20_snímek-title" draw:layer="backgroundobjects" svg:width="14.848cm" svg:height="11.136cm" svg:x="3.075cm" svg:y="2.257cm" presentation:class="page"/>
        <draw:frame presentation:style-name="Úvodní_20_sníme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číslo&gt;</text:page-number></text:p>
          </draw:text-box>
        </draw:frame>
      </presentation:notes>
    </style:master-page>
    <style:master-page style:name="Nadpis_20_a_20_obsah" style:display-name="Nadpis a obsah" style:page-layout-name="PM1" draw:style-name="Mdp1">
      <draw:line draw:name="Přímá spojnice 27" draw:style-name="Mgr3" draw:text-style-name="MP3" draw:layer="backgroundobjects" svg:x1="1.27cm" svg:y1="17.647cm" svg:x2="24.13cm" svg:y2="17.647cm">
        <text:p/>
      </draw:line>
      <draw:line draw:name="Přímá spojnice 28" draw:style-name="Mgr3" draw:text-style-name="MP3" draw:layer="backgroundobjects" svg:x1="1.27cm" svg:y1="3.175cm" svg:x2="24.13cm" svg:y2="3.175cm">
        <text:p/>
      </draw:line>
      <draw:custom-shape draw:name="Rovnoramenný trojúhelník 9" draw:style-name="Mgr4" draw:text-style-name="MP3" draw:layer="backgroundobjects" svg:width="0.529cm" svg:height="0.333cm" draw:transform="rotate (-1.5707963267949) translate (1.596cm 17.867cm)">
        <text:p/>
        <draw:enhanced-geometry draw:mirror-horizontal="false" draw:mirror-vertical="false" draw:text-areas="?f1 ?f5 ?f4 ?f6" svg:viewBox="0 0 0 0" draw:type="ooxml-triangle" draw:modifiers="50000" draw:enhanced-path="M 0 ?f6 L ?f2 0 ?f7 ?f6 Z N">
          <draw:equation draw:name="f0" draw:formula="if(0-$0 ,0,if(100000-$0 ,$0 ,100000))"/>
          <draw:equation draw:name="f1" draw:formula="logwidth*?f0 /200000"/>
          <draw:equation draw:name="f2" draw:formula="logwidth*?f0 /100000"/>
          <draw:equation draw:name="f3" draw:formula="logwidth/2"/>
          <draw:equation draw:name="f4" draw:formula="?f1 +?f3 -0"/>
          <draw:equation draw:name="f5" draw:formula="logheight/2"/>
          <draw:equation draw:name="f6" draw:formula="logheight"/>
          <draw:equation draw:name="f7" draw:formula="logwidth"/>
          <draw:handle draw:handle-position="?f2 0" draw:handle-range-x-maximum="100000" draw:handle-range-x-minimum="0"/>
        </draw:enhanced-geometry>
      </draw:custom-shape>
      <draw:frame draw:name="Obrázek 11" draw:style-name="Mgr5" draw:text-style-name="MP4" draw:layer="backgroundobjects" svg:width="2.698cm" svg:height="0.833cm" svg:x="1.81cm" svg:y="17.725cm">
        <draw:image xlink:href="Pictures/10000201000000EA00000048AED4C717.png" xlink:type="simple" xlink:show="embed" xlink:actuate="onLoad">
          <text:p/>
        </draw:image>
      </draw:frame>
      <draw:frame draw:name="Nadpis 1" presentation:style-name="Mpr4" draw:text-style-name="MP6" draw:layer="backgroundobjects" svg:width="15.429cm" svg:height="2.751cm" svg:x="1.27cm" svg:y="0.423cm" presentation:class="title" presentation:user-transformed="true">
        <draw:text-box>
          <text:p text:style-name="MP9"><text:span text:style-name="MT3">Klikněte pro úpravu formátu textu nadpisuKliknutím lze upravit styl.</text:span></text:p>
        </draw:text-box>
      </draw:frame>
      <draw:frame draw:name="Zástupný symbol pro zápatí 4" presentation:style-name="Mpr5" draw:text-style-name="MP11" draw:layer="backgroundobjects" svg:width="16.801cm" svg:height="1.064cm" svg:x="7.299cm" svg:y="17.815cm" presentation:class="footer" presentation:user-transformed="true">
        <draw:text-box>
          <text:p text:style-name="MP10"><text:span text:style-name="MT2">Tato prezentace je spolufinancována Evropským sociálním fondem a státním rozpočtem ČR.</text:span></text:p>
        </draw:text-box>
      </draw:frame>
      <draw:frame draw:name="Zástupný symbol pro obsah 7" presentation:style-name="Mpr6" draw:text-style-name="MP17" draw:layer="backgroundobjects" svg:width="22.83cm" svg:height="13.715cm" svg:x="1.299cm" svg:y="3.387cm" presentation:class="outline" presentation:user-transformed="true">
        <draw:text-box>
          <text:list text:style-name="ML7">
            <text:list-item>
              <text:p text:style-name="MP12"><text:span text:style-name="MT4">Klikněte pro úpravu formátu textu osnovy</text:span></text:p>
              <text:list>
                <text:list-item>
                  <text:p text:style-name="MP12"><text:span text:style-name="MT4">Druhá úroveň</text:span></text:p>
                  <text:list>
                    <text:list-item>
                      <text:p text:style-name="MP12"><text:span text:style-name="MT4">Třetí úroveň</text:span></text:p>
                      <text:list>
                        <text:list-item>
                          <text:p text:style-name="MP12"><text:span text:style-name="MT4">Čtvrtá úroveň osnovy</text:span></text:p>
                          <text:list>
                            <text:list-item>
                              <text:p text:style-name="MP12"><text:span text:style-name="MT4">Pátá úroveň osnovy</text:span></text:p>
                              <text:list>
                                <text:list-item>
                                  <text:p text:style-name="MP12"><text:span text:style-name="MT4">Šestá úroveň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p text:style-name="MP13"><text:span text:style-name="MT4">Sedmá úroveňKliknutím lze upravit styly předlohy textu.</text:span></text:p>
            </text:list-item>
          </text:list>
          <text:list text:style-name="ML9">
            <text:list-item>
              <text:list>
                <text:list-item>
                  <text:p text:style-name="MP14"><text:span text:style-name="MT5">Druhá úroveň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14"><text:span text:style-name="MT6">Třetí úroveň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Obrázek 6" draw:style-name="Mgr5" draw:text-style-name="MP4" draw:layer="backgroundobjects" svg:width="2.698cm" svg:height="0.833cm" svg:x="1.81cm" svg:y="17.725cm">
        <draw:image xlink:href="Pictures/10000201000000EA00000048AED4C717.png" xlink:type="simple" xlink:show="embed" xlink:actuate="onLoad">
          <text:p/>
        </draw:image>
      </draw:frame>
      <draw:custom-shape draw:name="Obdélník 9" draw:style-name="Mgr9" draw:text-style-name="MP3" draw:layer="backgroundobjects" svg:width="4.69cm" svg:height="0.674cm" svg:x="5.229cm" svg:y="17.83cm">
        <text:p text:style-name="MP7"><text:span text:style-name="MT2">CZ.1.07/2.4.00/31.0010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Obrázek 8" draw:style-name="Mgr5" draw:text-style-name="MP4" draw:layer="backgroundobjects" svg:width="8cm" svg:height="1.747cm" svg:x="16.9cm" svg:y="1.324cm">
        <draw:image xlink:href="Pictures/10000000000002B5000000979B38D461.jpg" xlink:type="simple" xlink:show="embed" xlink:actuate="onLoad">
          <text:p/>
        </draw:image>
      </draw:frame>
      <presentation:notes style:page-layout-name="PM0">
        <draw:page-thumbnail presentation:style-name="Nadpis_20_a_20_obsah-title" draw:layer="backgroundobjects" svg:width="14.848cm" svg:height="11.136cm" svg:x="3.075cm" svg:y="2.257cm" presentation:class="page"/>
        <draw:frame presentation:style-name="Nadpis_20_a_20_obsah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3"/>
    <meta:generator>LibreOffice/4.2.3.3$Linux_X86_64 LibreOffice_project/420m0$Build-3</meta:generator>
  </office:meta>
</office:document-meta>
</file>